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C18000001E0A0B65D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1" style:family="table">
      <style:table-properties style:width="6.6958in" fo:margin-left="0in" fo:margin-right="-0.0035in" table:align="margins" style:writing-mode="lr-tb"/>
    </style:style>
    <style:style style:name="Table11.A" style:family="table-column">
      <style:table-column-properties style:column-width="1.6931in" style:rel-column-width="16573*"/>
    </style:style>
    <style:style style:name="Table11.B" style:family="table-column">
      <style:table-column-properties style:column-width="0.8486in" style:rel-column-width="8304*"/>
    </style:style>
    <style:style style:name="Table11.C" style:family="table-column">
      <style:table-column-properties style:column-width="0.8021in" style:rel-column-width="7849*"/>
    </style:style>
    <style:style style:name="Table11.D" style:family="table-column">
      <style:table-column-properties style:column-width="1.6736in" style:rel-column-width="16378*"/>
    </style:style>
    <style:style style:name="Table11.E" style:family="table-column">
      <style:table-column-properties style:column-width="0.3785in" style:rel-column-width="3704*"/>
    </style:style>
    <style:style style:name="Table11.F" style:family="table-column">
      <style:table-column-properties style:column-width="1.3in" style:rel-column-width="12727*"/>
    </style:style>
    <style:style style:name="Table11.1" style:family="table-row">
      <style:table-row-properties style:row-height="0.4764in" style:keep-together="false" fo:keep-together="always" style:use-optimal-row-height="false"/>
    </style:style>
    <style:style style:name="Table11.A1" style:family="table-cell">
      <style:table-cell-properties fo:padding-left="0.075in" fo:padding-right="0.075in" fo:padding-top="0in" fo:padding-bottom="0in" fo:border="0.0069in solid #000000"/>
    </style:style>
    <style:style style:name="Table11.2" style:family="table-row">
      <style:table-row-properties style:row-height="0.4917in" style:keep-together="false" fo:keep-together="always" style:use-optimal-row-height="false"/>
    </style:style>
    <style:style style:name="Table11.3" style:family="table-row">
      <style:table-row-properties style:row-height="0.5049in" style:keep-together="false" fo:keep-together="always" style:use-optimal-row-height="false"/>
    </style:style>
    <style:style style:name="Table11.4" style:family="table-row">
      <style:table-row-properties style:row-height="0.4986in" style:keep-together="false" fo:keep-together="always" style:use-optimal-row-height="false"/>
    </style:style>
    <style:style style:name="Table11.5" style:family="table-row">
      <style:table-row-properties style:min-row-height="0.3201in" style:keep-together="false" fo:keep-together="always" style:use-optimal-row-height="false"/>
    </style:style>
    <style:style style:name="Table2" style:family="table">
      <style:table-properties style:width="6.8514in" fo:margin-left="-0.0819in" table:align="left" style:writing-mode="lr-tb"/>
    </style:style>
    <style:style style:name="Table2.A" style:family="table-column">
      <style:table-column-properties style:column-width="6.8514in"/>
    </style:style>
    <style:style style:name="Table2.1" style:family="table-row">
      <style:table-row-properties style:min-row-height="1.659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4542in" fo:margin-left="0in" table:align="left" style:writing-mode="lr-tb"/>
    </style:style>
    <style:style style:name="Table1.A" style:family="table-column">
      <style:table-column-properties style:column-width="1.5764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1688in"/>
    </style:style>
    <style:style style:name="Table1.D" style:family="table-column">
      <style:table-column-properties style:column-width="0.5819in"/>
    </style:style>
    <style:style style:name="Table1.E" style:family="table-column">
      <style:table-column-properties style:column-width="1.8764in"/>
    </style:style>
    <style:style style:name="Table1.F" style:family="table-column">
      <style:table-column-properties style:column-width="0.125in"/>
    </style:style>
    <style:style style:name="Table1.G" style:family="table-column">
      <style:table-column-properties style:column-width="1.625in"/>
    </style:style>
    <style:style style:name="Table1.1" style:family="table-row">
      <style:table-row-properties style:min-row-height="0.2104in"/>
    </style:style>
    <style:style style:name="Table1.A1" style:family="table-cell">
      <style:table-cell-properties fo:padding-left="0.075in" fo:padding-right="0.075in" fo:padding-top="0in" fo:padding-bottom="0in" fo:border="0.0069in solid #000000"/>
    </style:style>
    <style:style style:name="Table1.2" style:family="table-row">
      <style:table-row-properties style:row-height="0.5264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.3" style:family="table-row">
      <style:table-row-properties style:row-height="0.5306in" style:keep-together="false" fo:keep-together="always"/>
    </style:style>
    <style:style style:name="Table1.4" style:family="table-row">
      <style:table-row-properties style:row-height="0.5882in" style:keep-together="false" fo:keep-together="always"/>
    </style:style>
    <style:style style:name="Table1.5" style:family="table-row">
      <style:table-row-properties style:row-height="0.4979in" style:keep-together="false" fo:keep-together="always"/>
    </style:style>
    <style:style style:name="Table17" style:family="table">
      <style:table-properties style:width="6.4542in" fo:margin-left="0in" table:align="left" style:writing-mode="lr-tb"/>
    </style:style>
    <style:style style:name="Table17.A" style:family="table-column">
      <style:table-column-properties style:column-width="1.5764in"/>
    </style:style>
    <style:style style:name="Table17.B" style:family="table-column">
      <style:table-column-properties style:column-width="0.5007in"/>
    </style:style>
    <style:style style:name="Table17.C" style:family="table-column">
      <style:table-column-properties style:column-width="0.1688in"/>
    </style:style>
    <style:style style:name="Table17.D" style:family="table-column">
      <style:table-column-properties style:column-width="0.5819in"/>
    </style:style>
    <style:style style:name="Table17.E" style:family="table-column">
      <style:table-column-properties style:column-width="1.8764in"/>
    </style:style>
    <style:style style:name="Table17.F" style:family="table-column">
      <style:table-column-properties style:column-width="0.125in"/>
    </style:style>
    <style:style style:name="Table17.G" style:family="table-column">
      <style:table-column-properties style:column-width="1.625in"/>
    </style:style>
    <style:style style:name="Table17.1" style:family="table-row">
      <style:table-row-properties style:min-row-height="0.2104in"/>
    </style:style>
    <style:style style:name="Table17.A1" style:family="table-cell">
      <style:table-cell-properties fo:padding-left="0.075in" fo:padding-right="0.075in" fo:padding-top="0in" fo:padding-bottom="0in" fo:border="0.0069in solid #000000"/>
    </style:style>
    <style:style style:name="Table17.2" style:family="table-row">
      <style:table-row-properties style:row-height="0.5264in" style:keep-together="false" fo:keep-together="always"/>
    </style:style>
    <style:style style:name="Table17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7.3" style:family="table-row">
      <style:table-row-properties style:row-height="0.5306in" style:keep-together="false" fo:keep-together="always"/>
    </style:style>
    <style:style style:name="Table17.4" style:family="table-row">
      <style:table-row-properties style:row-height="0.5882in" style:keep-together="false" fo:keep-together="always"/>
    </style:style>
    <style:style style:name="Table17.5" style:family="table-row">
      <style:table-row-properties style:row-height="0.4979in" style:keep-together="false" fo:keep-together="always"/>
    </style:style>
    <style:style style:name="Table12" style:family="table">
      <style:table-properties style:width="6.4542in" fo:margin-left="0in" table:align="left" style:writing-mode="lr-tb"/>
    </style:style>
    <style:style style:name="Table12.A" style:family="table-column">
      <style:table-column-properties style:column-width="1.5764in"/>
    </style:style>
    <style:style style:name="Table12.B" style:family="table-column">
      <style:table-column-properties style:column-width="0.5007in"/>
    </style:style>
    <style:style style:name="Table12.C" style:family="table-column">
      <style:table-column-properties style:column-width="0.1688in"/>
    </style:style>
    <style:style style:name="Table12.D" style:family="table-column">
      <style:table-column-properties style:column-width="0.5819in"/>
    </style:style>
    <style:style style:name="Table12.E" style:family="table-column">
      <style:table-column-properties style:column-width="1.8764in"/>
    </style:style>
    <style:style style:name="Table12.F" style:family="table-column">
      <style:table-column-properties style:column-width="0.125in"/>
    </style:style>
    <style:style style:name="Table12.G" style:family="table-column">
      <style:table-column-properties style:column-width="1.625in"/>
    </style:style>
    <style:style style:name="Table12.1" style:family="table-row">
      <style:table-row-properties style:min-row-height="0.2104in"/>
    </style:style>
    <style:style style:name="Table12.A1" style:family="table-cell">
      <style:table-cell-properties fo:padding-left="0.075in" fo:padding-right="0.075in" fo:padding-top="0in" fo:padding-bottom="0in" fo:border="0.0069in solid #000000"/>
    </style:style>
    <style:style style:name="Table12.2" style:family="table-row">
      <style:table-row-properties style:row-height="0.5264in" style:keep-together="false" fo:keep-together="always"/>
    </style:style>
    <style:style style:name="Table12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2.3" style:family="table-row">
      <style:table-row-properties style:row-height="0.5306in" style:keep-together="false" fo:keep-together="always"/>
    </style:style>
    <style:style style:name="Table12.4" style:family="table-row">
      <style:table-row-properties style:row-height="0.5882in" style:keep-together="false" fo:keep-together="always"/>
    </style:style>
    <style:style style:name="Table12.5" style:family="table-row">
      <style:table-row-properties style:row-height="0.4979in" style:keep-together="false" fo:keep-together="always"/>
    </style:style>
    <style:style style:name="Table13" style:family="table">
      <style:table-properties style:width="6.4542in" fo:margin-left="0in" table:align="left" style:writing-mode="lr-tb"/>
    </style:style>
    <style:style style:name="Table13.A" style:family="table-column">
      <style:table-column-properties style:column-width="1.5764in"/>
    </style:style>
    <style:style style:name="Table13.B" style:family="table-column">
      <style:table-column-properties style:column-width="0.5007in"/>
    </style:style>
    <style:style style:name="Table13.C" style:family="table-column">
      <style:table-column-properties style:column-width="0.1688in"/>
    </style:style>
    <style:style style:name="Table13.D" style:family="table-column">
      <style:table-column-properties style:column-width="0.5819in"/>
    </style:style>
    <style:style style:name="Table13.E" style:family="table-column">
      <style:table-column-properties style:column-width="1.8764in"/>
    </style:style>
    <style:style style:name="Table13.F" style:family="table-column">
      <style:table-column-properties style:column-width="0.125in"/>
    </style:style>
    <style:style style:name="Table13.G" style:family="table-column">
      <style:table-column-properties style:column-width="1.625in"/>
    </style:style>
    <style:style style:name="Table13.1" style:family="table-row">
      <style:table-row-properties style:min-row-height="0.2104in"/>
    </style:style>
    <style:style style:name="Table13.A1" style:family="table-cell">
      <style:table-cell-properties fo:padding-left="0.075in" fo:padding-right="0.075in" fo:padding-top="0in" fo:padding-bottom="0in" fo:border="0.0069in solid #000000"/>
    </style:style>
    <style:style style:name="Table13.2" style:family="table-row">
      <style:table-row-properties style:row-height="0.5264in" style:keep-together="false" fo:keep-together="always"/>
    </style:style>
    <style:style style:name="Table13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3.3" style:family="table-row">
      <style:table-row-properties style:row-height="0.5306in" style:keep-together="false" fo:keep-together="always"/>
    </style:style>
    <style:style style:name="Table13.4" style:family="table-row">
      <style:table-row-properties style:row-height="0.5882in" style:keep-together="false" fo:keep-together="always"/>
    </style:style>
    <style:style style:name="Table13.5" style:family="table-row">
      <style:table-row-properties style:row-height="0.4979in" style:keep-together="false" fo:keep-together="always"/>
    </style:style>
    <style:style style:name="Table3" style:family="table">
      <style:table-properties style:width="6.4542in" fo:margin-left="0in" table:align="left" style:writing-mode="lr-tb"/>
    </style:style>
    <style:style style:name="Table3.A" style:family="table-column">
      <style:table-column-properties style:column-width="1.5764in"/>
    </style:style>
    <style:style style:name="Table3.B" style:family="table-column">
      <style:table-column-properties style:column-width="0.5007in"/>
    </style:style>
    <style:style style:name="Table3.C" style:family="table-column">
      <style:table-column-properties style:column-width="0.1688in"/>
    </style:style>
    <style:style style:name="Table3.D" style:family="table-column">
      <style:table-column-properties style:column-width="0.5819in"/>
    </style:style>
    <style:style style:name="Table3.E" style:family="table-column">
      <style:table-column-properties style:column-width="1.8764in"/>
    </style:style>
    <style:style style:name="Table3.F" style:family="table-column">
      <style:table-column-properties style:column-width="0.125in"/>
    </style:style>
    <style:style style:name="Table3.G" style:family="table-column">
      <style:table-column-properties style:column-width="1.625in"/>
    </style:style>
    <style:style style:name="Table3.1" style:family="table-row">
      <style:table-row-properties style:min-row-height="0.2104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Table3.2" style:family="table-row">
      <style:table-row-properties style:row-height="0.5264in" style:keep-together="false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3.3" style:family="table-row">
      <style:table-row-properties style:row-height="0.5306in" style:keep-together="false" fo:keep-together="always"/>
    </style:style>
    <style:style style:name="Table3.4" style:family="table-row">
      <style:table-row-properties style:row-height="0.5882in" style:keep-together="false" fo:keep-together="always"/>
    </style:style>
    <style:style style:name="Table3.5" style:family="table-row">
      <style:table-row-properties style:row-height="0.4979in" style:keep-together="false" fo:keep-together="always"/>
    </style:style>
    <style:style style:name="Table4" style:family="table">
      <style:table-properties style:width="6.4542in" fo:margin-left="0in" table:align="left" style:writing-mode="lr-tb"/>
    </style:style>
    <style:style style:name="Table4.A" style:family="table-column">
      <style:table-column-properties style:column-width="1.5764in"/>
    </style:style>
    <style:style style:name="Table4.B" style:family="table-column">
      <style:table-column-properties style:column-width="0.5007in"/>
    </style:style>
    <style:style style:name="Table4.C" style:family="table-column">
      <style:table-column-properties style:column-width="0.1688in"/>
    </style:style>
    <style:style style:name="Table4.D" style:family="table-column">
      <style:table-column-properties style:column-width="0.5819in"/>
    </style:style>
    <style:style style:name="Table4.E" style:family="table-column">
      <style:table-column-properties style:column-width="1.8764in"/>
    </style:style>
    <style:style style:name="Table4.F" style:family="table-column">
      <style:table-column-properties style:column-width="0.125in"/>
    </style:style>
    <style:style style:name="Table4.G" style:family="table-column">
      <style:table-column-properties style:column-width="1.625in"/>
    </style:style>
    <style:style style:name="Table4.1" style:family="table-row">
      <style:table-row-properties style:min-row-height="0.2104in"/>
    </style:style>
    <style:style style:name="Table4.A1" style:family="table-cell">
      <style:table-cell-properties fo:padding-left="0.075in" fo:padding-right="0.075in" fo:padding-top="0in" fo:padding-bottom="0in" fo:border="0.0069in solid #000000"/>
    </style:style>
    <style:style style:name="Table4.2" style:family="table-row">
      <style:table-row-properties style:row-height="0.5264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4.3" style:family="table-row">
      <style:table-row-properties style:row-height="0.5306in" style:keep-together="false" fo:keep-together="always"/>
    </style:style>
    <style:style style:name="Table4.4" style:family="table-row">
      <style:table-row-properties style:row-height="0.5882in" style:keep-together="false" fo:keep-together="always"/>
    </style:style>
    <style:style style:name="Table4.5" style:family="table-row">
      <style:table-row-properties style:row-height="0.4979in" style:keep-together="false" fo:keep-together="always"/>
    </style:style>
    <style:style style:name="Table5" style:family="table">
      <style:table-properties style:width="6.4542in" fo:margin-left="0in" table:align="left" style:writing-mode="lr-tb"/>
    </style:style>
    <style:style style:name="Table5.A" style:family="table-column">
      <style:table-column-properties style:column-width="1.5764in"/>
    </style:style>
    <style:style style:name="Table5.B" style:family="table-column">
      <style:table-column-properties style:column-width="0.5007in"/>
    </style:style>
    <style:style style:name="Table5.C" style:family="table-column">
      <style:table-column-properties style:column-width="0.1688in"/>
    </style:style>
    <style:style style:name="Table5.D" style:family="table-column">
      <style:table-column-properties style:column-width="0.5819in"/>
    </style:style>
    <style:style style:name="Table5.E" style:family="table-column">
      <style:table-column-properties style:column-width="1.8764in"/>
    </style:style>
    <style:style style:name="Table5.F" style:family="table-column">
      <style:table-column-properties style:column-width="0.125in"/>
    </style:style>
    <style:style style:name="Table5.G" style:family="table-column">
      <style:table-column-properties style:column-width="1.625in"/>
    </style:style>
    <style:style style:name="Table5.1" style:family="table-row">
      <style:table-row-properties style:min-row-height="0.2104in"/>
    </style:style>
    <style:style style:name="Table5.A1" style:family="table-cell">
      <style:table-cell-properties fo:padding-left="0.075in" fo:padding-right="0.075in" fo:padding-top="0in" fo:padding-bottom="0in" fo:border="0.0069in solid #000000"/>
    </style:style>
    <style:style style:name="Table5.2" style:family="table-row">
      <style:table-row-properties style:row-height="0.5264in" style:keep-together="false" fo:keep-together="always"/>
    </style:style>
    <style:style style:name="Table5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5.3" style:family="table-row">
      <style:table-row-properties style:row-height="0.5306in" style:keep-together="false" fo:keep-together="always"/>
    </style:style>
    <style:style style:name="Table5.4" style:family="table-row">
      <style:table-row-properties style:row-height="0.5882in" style:keep-together="false" fo:keep-together="always"/>
    </style:style>
    <style:style style:name="Table5.5" style:family="table-row">
      <style:table-row-properties style:row-height="0.4979in" style:keep-together="false" fo:keep-together="always"/>
    </style:style>
    <style:style style:name="Table6" style:family="table">
      <style:table-properties style:width="6.4542in" fo:margin-left="0in" table:align="left" style:writing-mode="lr-tb"/>
    </style:style>
    <style:style style:name="Table6.A" style:family="table-column">
      <style:table-column-properties style:column-width="1.5764in"/>
    </style:style>
    <style:style style:name="Table6.B" style:family="table-column">
      <style:table-column-properties style:column-width="0.5007in"/>
    </style:style>
    <style:style style:name="Table6.C" style:family="table-column">
      <style:table-column-properties style:column-width="0.1688in"/>
    </style:style>
    <style:style style:name="Table6.D" style:family="table-column">
      <style:table-column-properties style:column-width="0.5819in"/>
    </style:style>
    <style:style style:name="Table6.E" style:family="table-column">
      <style:table-column-properties style:column-width="1.8764in"/>
    </style:style>
    <style:style style:name="Table6.F" style:family="table-column">
      <style:table-column-properties style:column-width="0.125in"/>
    </style:style>
    <style:style style:name="Table6.G" style:family="table-column">
      <style:table-column-properties style:column-width="1.625in"/>
    </style:style>
    <style:style style:name="Table6.1" style:family="table-row">
      <style:table-row-properties style:min-row-height="0.2104in"/>
    </style:style>
    <style:style style:name="Table6.A1" style:family="table-cell">
      <style:table-cell-properties fo:padding-left="0.075in" fo:padding-right="0.075in" fo:padding-top="0in" fo:padding-bottom="0in" fo:border="0.0069in solid #000000"/>
    </style:style>
    <style:style style:name="Table6.2" style:family="table-row">
      <style:table-row-properties style:row-height="0.5264in" style:keep-together="false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6.3" style:family="table-row">
      <style:table-row-properties style:row-height="0.5306in" style:keep-together="false" fo:keep-together="always"/>
    </style:style>
    <style:style style:name="Table6.4" style:family="table-row">
      <style:table-row-properties style:row-height="0.5882in" style:keep-together="false" fo:keep-together="always"/>
    </style:style>
    <style:style style:name="Table6.5" style:family="table-row">
      <style:table-row-properties style:row-height="0.4979in" style:keep-together="false" fo:keep-together="always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il1">
      <style:paragraph-properties fo:margin-top="0in" fo:margin-bottom="0in" style:line-height-at-least="0.222in"/>
      <style:text-properties fo:font-size="11pt" style:font-size-asian="11pt" style:font-size-complex="11pt"/>
    </style:style>
    <style:style style:name="P3" style:family="paragraph" style:parent-style-name="Standard">
      <style:paragraph-properties fo:margin-top="0in" fo:margin-bottom="0in" fo:line-height="150%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3752in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6252in"/>
          <style:tab-stop style:position="3.25in"/>
          <style:tab-stop style:position="4.8752in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8752in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6252in"/>
          <style:tab-stop style:position="3.25in"/>
          <style:tab-stop style:position="4.3752in"/>
          <style:tab-stop style:position="4.8744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6252in"/>
          <style:tab-stop style:position="3.1252in"/>
          <style:tab-stop style:position="4.6252in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>
      <style:text-properties fo:font-size="11pt" fo:language="en" fo:country="GB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language="en" fo:country="GB" style:font-size-asian="11pt" style:font-size-complex="11pt"/>
    </style:style>
    <style:style style:name="P15" style:family="paragraph" style:parent-style-name="Standard"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line-height="150%"/>
    </style:style>
    <style:style style:name="P18" style:family="paragraph" style:parent-style-name="Normal">
      <style:text-properties fo:font-size="11pt" style:font-size-asian="11pt" style:font-size-complex="11pt"/>
    </style:style>
    <style:style style:name="P19" style:family="paragraph" style:parent-style-name="Normal">
      <style:paragraph-properties fo:line-height="150%"/>
      <style:text-properties fo:font-size="11pt" style:font-size-asian="11pt" style:font-size-complex="11pt"/>
    </style:style>
    <style:style style:name="P20" style:family="paragraph" style:parent-style-name="Normal">
      <style:text-properties fo:font-size="11pt" fo:language="nb" fo:country="NO" style:font-size-asian="11pt" style:font-size-complex="11pt"/>
    </style:style>
    <style:style style:name="P21" style:family="paragraph" style:parent-style-name="Normal">
      <style:paragraph-properties fo:line-height="150%"/>
      <style:text-properties fo:font-size="11pt" fo:language="nb" fo:country="NO" fo:font-weight="bold" style:font-size-asian="11pt" style:font-weight-asian="bold" style:font-size-complex="11pt"/>
    </style:style>
    <style:style style:name="P22" style:family="paragraph" style:parent-style-name="Normal">
      <style:text-properties fo:font-size="11pt" fo:font-weight="bold" style:font-size-asian="11pt" style:font-weight-asian="bold" style:font-size-complex="11pt"/>
    </style:style>
    <style:style style:name="P23" style:family="paragraph" style:parent-style-name="Normal">
      <style:paragraph-properties fo:line-height="150%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>
      <style:paragraph-properties fo:margin-left="0in" fo:margin-right="0.0043in" fo:line-height="150%" fo:text-align="justify" style:justify-single-word="false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6" style:family="paragraph">
      <style:paragraph-properties fo:text-align="start"/>
      <style:text-properties style:text-line-through-style="none" style:font-name="Times New Roman1" fo:font-size="11pt" fo:font-style="normal" style:text-underline-style="none" fo:font-weight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T4" style:family="text">
      <style:text-properties fo:font-size="11pt" fo:language="nb" fo:country="NO" style:font-size-asian="11pt" style:font-size-complex="11pt"/>
    </style:style>
    <style:style style:name="T5" style:family="text">
      <style:text-properties fo:language="nb" fo:country="NO"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 Box 1" form:control-implementation="ooo:com.sun.star.form.component.TextField" form:id="control1" form:current-value="Kjernsm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" form:current-value="Kjet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" form:current-value="140873413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" form:current-value="Olaf Bulls vei 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" form:current-value="07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" form:current-value="Osl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" form:current-value="986482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0" form:current-value="kjekje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11" form:current-value="Et sterkere fokus på statistikk har gjort det nødvendig med veiledning innen statistikk, og derfor ønskes en veileder med sterk bakgrunn innenfor eksperimentdesign.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>Et sterkere fokus på statistikk har gjort det nødvendig med veiledning innen statistikk, og derfor ønskes en veileder med sterk bakgrunn innenfor eksperimentdesign.</text:p>
          </form:textarea>
          <form:text form:name="Text Box 1" form:control-implementation="ooo:com.sun.star.form.component.TextField" form:id="control12" form:current-value="Gies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3" form:current-value="Marti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4" form:current-value="1406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5" form:current-value="Forsk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6" form:current-value="Dr. rer. nat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7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8" form:current-value="ifi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1" form:current-value="527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2" form:current-value="martingi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3" form:current-value="Waal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4" form:current-value="Arild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5" form:current-value="0306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6" form:current-value="Professo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7" form:current-value="Dr. philo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8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9" form:current-value="ifi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2" form:current-value="400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3" form:current-value="arild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6" form:current-value="Gies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7" form:current-value="Marti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8" form:current-value="1406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9" form:current-value="Forsk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0" form:current-value="Dr. rer. nat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1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2" form:current-value="ifi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5" form:current-value="527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6" form:current-value="martingi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7" form:current-value="Waal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8" form:current-value="Arild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9" form:current-value="0606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0" form:current-value="Professo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1" form:current-value="Dr. philo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2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3" form:current-value="ifi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6" form:current-value="400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7" form:current-value="arild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8" form:current-value="Tysseda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9" form:current-value="John Søl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1" form:current-value="Førsteamanuensi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3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4" form:current-value="Institutt for matematiske fag, Norges tekniske høgskol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5" form:current-value="7491 Trondheim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6" form:current-value="Norg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7" form:current-value="73 59 35 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8" form:current-value="tyssedal@stat.ntnu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Institutt" form:control-implementation="ooo:com.sun.star.form.component.ComboBox" form:id="control100" form:dropdown="true" form:size="20" form:current-value="Institutt for informatikk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0"/>
            </form:properties>
            <form:item form:label="Institutt for astrofysikk"/>
            <form:item form:label="Biologisk institutt"/>
            <form:item form:label="Farmasøytisk insitutt"/>
            <form:item form:label="Fysisk institutt"/>
            <form:item form:label="Institutt for geofag"/>
            <form:item form:label="Institutt for informatikk"/>
            <form:item form:label="Matematisk institutt"/>
            <form:item form:label="Institutt for molekylær biovitenskap"/>
            <form:item form:label="Naturhistorisk museum"/>
            <form:item form:label="Senter for entreprenørskap"/>
            <form:item form:label="Kjemisk institutt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25">SØKNADSSKJEMA <text:s/>FOR <text:s/>ENDRING <text:s/>I <text:s/>VEILEDERGRUPPEN</text:p>
        <text:p text:style-name="Standard"/>
        <text:p text:style-name="Standard"/>
        <text:p text:style-name="Standard"><draw:control text:anchor-type="paragraph" draw:z-index="103" draw:style-name="gr1" draw:text-style-name="P26" svg:width="2.6823in" svg:height="0.2059in" svg:x="3.8146in" svg:y="0in" draw:control="control100"/><text:span text:style-name="Char"><text:span text:style-name="T1">Undertegnede søker om e</text:span></text:span><text:span text:style-name="T2">ndring i veiledergruppen</text:span><text:span text:style-name="Char"><text:span text:style-name="T1"> ved</text:span></text:span><text:span text:style-name="T2">:</text:span></text:p>
        <text:p text:style-name="P4"/>
        <text:p text:style-name="P24"><text:s text:c="39"/></text:p>
        <text:p text:style-name="P19"><text:span text:style-name="Default_20_Paragraph_20_Font"><text:span text:style-name="T5">Personopplysninger:</text:span></text:span>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column table:style-name="Table11.F"/>
          <table:table-row table:style-name="Table11.1">
            <table:table-cell table:style-name="Table11.A1" table:number-columns-spanned="3" office:value-type="string">
              <text:p text:style-name="P20"><draw:control text:anchor-type="paragraph" draw:z-index="4" draw:style-name="gr1" draw:text-style-name="P26" svg:width="3.013in" svg:height="0.2087in" svg:x="0.0146in" svg:y="0.1626in" draw:control="control1"/>Etternavn (alle):</text:p>
              <text:p text:style-name="Normal"><text:span text:style-name="Default_20_Paragraph_20_Font"><text:span text:style-name="T4">    </text:span></text:span></text:p>
            </table:table-cell>
            <table:covered-table-cell/>
            <table:covered-table-cell/>
            <table:table-cell table:style-name="Table11.A1" table:number-columns-spanned="3" office:value-type="string">
              <text:p text:style-name="Normal"><draw:control text:anchor-type="paragraph" draw:z-index="5" draw:style-name="gr1" draw:text-style-name="P26" svg:width="3.013in" svg:height="0.2087in" svg:x="0.0146in" svg:y="0.1626in" draw:control="control2"/><text:span text:style-name="T4">Fornavn og mellomnavn (alle):</text:span><text:span text:style-name="Default_20_Paragraph_20_Font"><text:span text:style-name="T4">     </text:span></text:span></text:p>
            </table:table-cell>
            <table:covered-table-cell/>
            <table:covered-table-cell/>
          </table:table-row>
          <table:table-row table:style-name="Table11.2">
            <table:table-cell table:style-name="Table11.A1" table:number-columns-spanned="2" office:value-type="string">
              <text:p text:style-name="Normal"><draw:control text:anchor-type="paragraph" draw:z-index="6" draw:style-name="gr1" draw:text-style-name="P26" svg:width="1.3358in" svg:height="0.2362in" svg:x="0.8189in" svg:y="0.1756in" draw:control="control3"/><text:span text:style-name="Default_20_Paragraph_20_Font"><text:span text:style-name="T4">Fødselsnummer (11 siffer) eller fødselsdato:    </text:span></text:span></text:p>
            </table:table-cell>
            <table:covered-table-cell/>
            <table:table-cell table:style-name="Table11.A1" table:number-columns-spanned="3" office:value-type="string">
              <text:p text:style-name="P20">Statsborgerskap:</text:p>
              <text:p text:style-name="Normal"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1.A1" office:value-type="string">
              <text:p text:style-name="P20"><draw:control text:anchor-type="paragraph" draw:z-index="7" draw:style-name="gr1" draw:text-style-name="P26" svg:width="0.9898in" svg:height="0.2362in" svg:x="0.0839in" svg:y="0.1693in" draw:control="control4"/>Kjønn:</text:p>
              <text:p text:style-name="Normal"><text:span text:style-name="Default_20_Paragraph_20_Font"><text:span text:style-name="T4">     </text:span></text:span></text:p>
            </table:table-cell>
          </table:table-row>
          <table:table-row table:style-name="Table11.3">
            <table:table-cell table:style-name="Table11.A1" table:number-columns-spanned="6" office:value-type="string">
              <text:p text:style-name="P20"><draw:control text:anchor-type="paragraph" draw:z-index="8" draw:style-name="gr1" draw:text-style-name="P26" svg:width="5.0315in" svg:height="0.2717in" svg:x="1.1in" svg:y="0.0583in" draw:control="control5"/>Bostedsadresse:</text:p>
              <text:p text:style-name="Normal"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1.4">
            <table:table-cell table:style-name="Table11.A1" office:value-type="string">
              <text:p text:style-name="P20"><draw:control text:anchor-type="paragraph" draw:z-index="9" draw:style-name="gr1" draw:text-style-name="P26" svg:width="1.3496in" svg:height="0.2362in" svg:x="0.0839in" svg:y="0.1693in" draw:control="control6"/>Postnummer og sted:</text:p>
              <text:p text:style-name="Normal"><text:span text:style-name="Default_20_Paragraph_20_Font"><text:span text:style-name="T4">      <text:s text:c="2"/>     </text:span></text:span></text:p>
            </table:table-cell>
            <table:table-cell table:style-name="Table11.A1" table:number-columns-spanned="2" office:value-type="string">
              <text:p text:style-name="P20"><draw:control text:anchor-type="paragraph" draw:z-index="10" draw:style-name="gr1" draw:text-style-name="P26" svg:width="1.2752in" svg:height="0.2362in" svg:x="0.0583in" svg:y="0.1508in" draw:control="control7"/>Land:</text:p>
              <text:p text:style-name="Normal"><text:span text:style-name="Default_20_Paragraph_20_Font"><text:span text:style-name="T4">     </text:span></text:span></text:p>
            </table:table-cell>
            <table:covered-table-cell/>
            <table:table-cell table:style-name="Table11.A1" office:value-type="string">
              <text:p text:style-name="P20"><draw:control text:anchor-type="paragraph" draw:z-index="11" draw:style-name="gr1" draw:text-style-name="P26" svg:width="1.348in" svg:height="0.2362in" svg:x="0.0839in" svg:y="0.161in" draw:control="control8"/>Telefon (privat):</text:p>
              <text:p text:style-name="Normal"><text:span text:style-name="Default_20_Paragraph_20_Font"><text:span text:style-name="T4">     </text:span></text:span></text:p>
            </table:table-cell>
            <table:table-cell table:style-name="Table11.A1" table:number-columns-spanned="2" office:value-type="string">
              <text:p text:style-name="P20"><draw:control text:anchor-type="paragraph" draw:z-index="12" draw:style-name="gr1" draw:text-style-name="P26" svg:width="1.3043in" svg:height="0.2362in" svg:x="0.0839in" svg:y="0.161in" draw:control="control9"/>Mobiltelefo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1.5">
            <table:table-cell table:style-name="Table11.A1" table:number-columns-spanned="6" office:value-type="string">
              <text:p text:style-name="Normal"><draw:control text:anchor-type="paragraph" draw:z-index="13" draw:style-name="gr1" draw:text-style-name="P26" svg:width="4.9642in" svg:height="0.2362in" svg:x="1.0319in" svg:y="0.0445in" draw:control="control10"/><text:span text:style-name="Default_20_Paragraph_20_Font"><text:span text:style-name="T4">E-postadresse: 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P4"/>
        <text:p text:style-name="P4">Det søkes herved om endring i veiledersammensetningen tilknyttet doktorgraden min. 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2">Grunnen til endringen er.</text:p>
              <text:p text:style-name="P14"><draw:control text:anchor-type="paragraph" draw:z-index="14" draw:style-name="gr1" draw:text-style-name="P26" svg:width="6.7039in" svg:height="1.2622in" svg:x="0.0146in" svg:y="0.1626in" draw:control="control11"/></text:p>
            </table:table-cell>
          </table:table-row>
        </table:table>
        <text:p text:style-name="P13"/>
        <text:p text:style-name="P4">Den gamle veiledergruppen består av:</text:p>
        <text:p text:style-name="P23">Veiledning: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columns-spanned="7" office:value-type="string">
              <text:p text:style-name="P22">Hovedveileder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20">Etternavn:</text:p>
              <text:p text:style-name="Normal"><draw:control text:anchor-type="paragraph" draw:z-index="15" draw:style-name="gr1" draw:text-style-name="P26" svg:width="1.8677in" svg:height="0.2287in" svg:x="0.0811in" svg:y="0.0008in" draw:control="control12"/><text:span text:style-name="Default_20_Paragraph_20_Font"><text:span text:style-name="T4">     </text:span></text:span></text:p>
            </table:table-cell>
            <table:covered-table-cell/>
            <table:table-cell table:style-name="Table1.A2" table:number-columns-spanned="3" office:value-type="string">
              <text:p text:style-name="P20">Fornavn og mellomnavn:</text:p>
              <text:p text:style-name="Normal"><draw:control text:anchor-type="paragraph" draw:z-index="16" draw:style-name="gr1" draw:text-style-name="P26" svg:width="1.8677in" svg:height="0.2287in" svg:x="0.0811in" svg:y="0.0008in" draw:control="control13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20"><draw:control text:anchor-type="paragraph" draw:z-index="17" draw:style-name="gr1" draw:text-style-name="P26" svg:width="1.5067in" svg:height="0.2287in" svg:x="0.022in" svg:y="0.1638in" draw:control="control14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.3">
            <table:table-cell table:style-name="Table1.A2" table:number-columns-spanned="3" office:value-type="string">
              <text:p text:style-name="P20">Stillingstittel:</text:p>
              <text:p text:style-name="Normal"><draw:control text:anchor-type="paragraph" draw:z-index="18" draw:style-name="gr1" draw:text-style-name="P26" svg:width="1.8677in" svg:height="0.2287in" svg:x="0.0811in" svg:y="0.0008in" draw:control="control15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18">Grad/Tittel:</text:p>
              <text:p text:style-name="Normal"><draw:control text:anchor-type="paragraph" draw:z-index="19" draw:style-name="gr1" draw:text-style-name="P26" svg:width="1.8677in" svg:height="0.2287in" svg:x="0.0811in" svg:y="0.0008in" draw:control="control16"/><text:span text:style-name="Default_20_Paragraph_20_Font"><text:span text:style-name="T4">     </text:span></text:span></text:p>
            </table:table-cell>
            <table:covered-table-cell/>
            <table:table-cell table:style-name="Table1.A2" table:number-columns-spanned="2" office:value-type="string">
              <text:p text:style-name="P20"><draw:control text:anchor-type="paragraph" draw:z-index="20" draw:style-name="gr1" draw:text-style-name="P26" svg:width="1.5024in" svg:height="0.2287in" svg:x="0.0291in" svg:y="0.1492in" draw:control="control17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.4">
            <table:table-cell table:style-name="Table1.A2" table:number-columns-spanned="4" office:value-type="string">
              <text:p text:style-name="P20">Arbeidsstedsadresse:</text:p>
              <text:p text:style-name="Normal"><draw:control text:anchor-type="paragraph" draw:z-index="21" draw:style-name="gr1" draw:text-style-name="P26" svg:width="2.5831in" svg:height="0.2287in" svg:x="0.0811in" svg:y="0.0008in" draw:control="control18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1.A2" table:number-columns-spanned="2" office:value-type="string">
              <text:p text:style-name="P20">Postnummer og -sted:</text:p>
              <text:p text:style-name="Normal"><draw:control text:anchor-type="paragraph" draw:z-index="22" draw:style-name="gr1" draw:text-style-name="P26" svg:width="1.6776in" svg:height="0.2287in" svg:x="0.0811in" svg:y="0.0008in" draw:control="control19"/><text:span text:style-name="Default_20_Paragraph_20_Font"><text:span text:style-name="T4">     </text:span></text:span></text:p>
            </table:table-cell>
            <table:covered-table-cell/>
            <table:table-cell table:style-name="Table1.A2" office:value-type="string">
              <text:p text:style-name="P20">Land: </text:p>
              <text:p text:style-name="Normal"><draw:control text:anchor-type="paragraph" draw:z-index="23" draw:style-name="gr1" draw:text-style-name="P26" svg:width="1.426in" svg:height="0.2287in" svg:x="-0.022in" svg:y="0.0035in" draw:control="control20"/><text:span text:style-name="Default_20_Paragraph_20_Font"><text:span text:style-name="T4">     </text:span></text:span></text:p>
            </table:table-cell>
          </table:table-row>
          <table:table-row table:style-name="Table1.5">
            <table:table-cell table:style-name="Table1.A2" office:value-type="string">
              <text:p text:style-name="P20">Telefonnr:</text:p>
              <text:p text:style-name="Normal"><draw:control text:anchor-type="paragraph" draw:z-index="24" draw:style-name="gr1" draw:text-style-name="P26" svg:width="1.4031in" svg:height="0.2287in" svg:x="0.0291in" svg:y="0.0165in" draw:control="control21"/><text:span text:style-name="Default_20_Paragraph_20_Font"><text:span text:style-name="T4">     </text:span></text:span></text:p>
            </table:table-cell>
            <table:table-cell table:style-name="Table1.A2" table:number-columns-spanned="6" office:value-type="string">
              <text:p text:style-name="P20">E-postadresse:</text:p>
              <text:p text:style-name="Normal"><draw:control text:anchor-type="paragraph" draw:z-index="25" draw:style-name="gr1" draw:text-style-name="P26" svg:width="4.6323in" svg:height="0.2287in" svg:x="0.002in" svg:y="0.0055in" draw:control="control22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1"><text:soft-page-break/>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column table:style-name="Table17.E"/>
          <table:table-column table:style-name="Table17.F"/>
          <table:table-column table:style-name="Table17.G"/>
          <table:table-row table:style-name="Table17.1">
            <table:table-cell table:style-name="Table17.A1" table:number-columns-spanned="7" office:value-type="string">
              <text:p text:style-name="P22"><text:span text:style-name="Default_20_Paragraph_20_Font">Medveileder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7.2">
            <table:table-cell table:style-name="Table17.A2" table:number-columns-spanned="2" office:value-type="string">
              <text:p text:style-name="P20">Etternavn:</text:p>
              <text:p text:style-name="Normal"><draw:control text:anchor-type="paragraph" draw:z-index="26" draw:style-name="gr1" draw:text-style-name="P26" svg:width="1.8677in" svg:height="0.2287in" svg:x="0.0811in" svg:y="0.0008in" draw:control="control23"/><text:span text:style-name="Default_20_Paragraph_20_Font"><text:span text:style-name="T4">     </text:span></text:span></text:p>
            </table:table-cell>
            <table:covered-table-cell/>
            <table:table-cell table:style-name="Table17.A2" table:number-columns-spanned="3" office:value-type="string">
              <text:p text:style-name="P20">Fornavn og mellomnavn:</text:p>
              <text:p text:style-name="Normal"><draw:control text:anchor-type="paragraph" draw:z-index="27" draw:style-name="gr1" draw:text-style-name="P26" svg:width="1.8677in" svg:height="0.2287in" svg:x="0.0811in" svg:y="0.0008in" draw:control="control24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7.A2" table:number-columns-spanned="2" office:value-type="string">
              <text:p text:style-name="P20"><draw:control text:anchor-type="paragraph" draw:z-index="28" draw:style-name="gr1" draw:text-style-name="P26" svg:width="1.5067in" svg:height="0.2287in" svg:x="0.022in" svg:y="0.1638in" draw:control="control25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7.3">
            <table:table-cell table:style-name="Table17.A2" table:number-columns-spanned="3" office:value-type="string">
              <text:p text:style-name="P20">Stillingstittel:</text:p>
              <text:p text:style-name="Normal"><draw:control text:anchor-type="paragraph" draw:z-index="29" draw:style-name="gr1" draw:text-style-name="P26" svg:width="1.8677in" svg:height="0.2287in" svg:x="0.0811in" svg:y="0.0008in" draw:control="control26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7.A2" table:number-columns-spanned="2" office:value-type="string">
              <text:p text:style-name="P18">Grad/Tittel:</text:p>
              <text:p text:style-name="Normal"><draw:control text:anchor-type="paragraph" draw:z-index="30" draw:style-name="gr1" draw:text-style-name="P26" svg:width="1.8677in" svg:height="0.2287in" svg:x="0.0811in" svg:y="0.0008in" draw:control="control27"/><text:span text:style-name="Default_20_Paragraph_20_Font"><text:span text:style-name="T4">     </text:span></text:span></text:p>
            </table:table-cell>
            <table:covered-table-cell/>
            <table:table-cell table:style-name="Table17.A2" table:number-columns-spanned="2" office:value-type="string">
              <text:p text:style-name="P20"><draw:control text:anchor-type="paragraph" draw:z-index="31" draw:style-name="gr1" draw:text-style-name="P26" svg:width="1.5024in" svg:height="0.2287in" svg:x="0.0291in" svg:y="0.1492in" draw:control="control28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7.4">
            <table:table-cell table:style-name="Table17.A2" table:number-columns-spanned="4" office:value-type="string">
              <text:p text:style-name="P20">Arbeidsstedsadresse:</text:p>
              <text:p text:style-name="Normal"><draw:control text:anchor-type="paragraph" draw:z-index="32" draw:style-name="gr1" draw:text-style-name="P26" svg:width="2.5831in" svg:height="0.2287in" svg:x="0.0811in" svg:y="0.0008in" draw:control="control29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17.A2" table:number-columns-spanned="2" office:value-type="string">
              <text:p text:style-name="P20">Postnummer og -sted:</text:p>
              <text:p text:style-name="Normal"><draw:control text:anchor-type="paragraph" draw:z-index="33" draw:style-name="gr1" draw:text-style-name="P26" svg:width="1.6776in" svg:height="0.2287in" svg:x="0.0811in" svg:y="0.0008in" draw:control="control30"/><text:span text:style-name="Default_20_Paragraph_20_Font"><text:span text:style-name="T4">     </text:span></text:span></text:p>
            </table:table-cell>
            <table:covered-table-cell/>
            <table:table-cell table:style-name="Table17.A2" office:value-type="string">
              <text:p text:style-name="P20">Land: </text:p>
              <text:p text:style-name="Normal"><draw:control text:anchor-type="paragraph" draw:z-index="34" draw:style-name="gr1" draw:text-style-name="P26" svg:width="1.426in" svg:height="0.2287in" svg:x="-0.022in" svg:y="0.0035in" draw:control="control31"/><text:span text:style-name="Default_20_Paragraph_20_Font"><text:span text:style-name="T4">     </text:span></text:span></text:p>
            </table:table-cell>
          </table:table-row>
          <table:table-row table:style-name="Table17.5">
            <table:table-cell table:style-name="Table17.A2" office:value-type="string">
              <text:p text:style-name="P20">Telefonnr:</text:p>
              <text:p text:style-name="Normal"><draw:control text:anchor-type="paragraph" draw:z-index="35" draw:style-name="gr1" draw:text-style-name="P26" svg:width="1.4031in" svg:height="0.2287in" svg:x="0.0291in" svg:y="0.0165in" draw:control="control32"/><text:span text:style-name="Default_20_Paragraph_20_Font"><text:span text:style-name="T4">     </text:span></text:span></text:p>
            </table:table-cell>
            <table:table-cell table:style-name="Table17.A2" table:number-columns-spanned="6" office:value-type="string">
              <text:p text:style-name="P20">E-postadresse:</text:p>
              <text:p text:style-name="Normal"><draw:control text:anchor-type="paragraph" draw:z-index="36" draw:style-name="gr1" draw:text-style-name="P26" svg:width="4.6323in" svg:height="0.2287in" svg:x="0.002in" svg:y="0.0055in" draw:control="control33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5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column table:style-name="Table12.F"/>
          <table:table-column table:style-name="Table12.G"/>
          <table:table-row table:style-name="Table12.1">
            <table:table-cell table:style-name="Table12.A1" table:number-columns-spanned="7" office:value-type="string">
              <text:p text:style-name="P22">Medveileder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2.2">
            <table:table-cell table:style-name="Table12.A2" table:number-columns-spanned="2" office:value-type="string">
              <text:p text:style-name="P20">Etternavn:</text:p>
              <text:p text:style-name="Normal"><draw:control text:anchor-type="paragraph" draw:z-index="37" draw:style-name="gr1" draw:text-style-name="P26" svg:width="1.8677in" svg:height="0.2287in" svg:x="0.0811in" svg:y="0.0008in" draw:control="control34"/><text:span text:style-name="Default_20_Paragraph_20_Font"><text:span text:style-name="T4">     </text:span></text:span></text:p>
            </table:table-cell>
            <table:covered-table-cell/>
            <table:table-cell table:style-name="Table12.A2" table:number-columns-spanned="3" office:value-type="string">
              <text:p text:style-name="P20">Fornavn og mellomnavn:</text:p>
              <text:p text:style-name="Normal"><draw:control text:anchor-type="paragraph" draw:z-index="38" draw:style-name="gr1" draw:text-style-name="P26" svg:width="1.8677in" svg:height="0.2287in" svg:x="0.0811in" svg:y="0.0008in" draw:control="control35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2.A2" table:number-columns-spanned="2" office:value-type="string">
              <text:p text:style-name="P20"><draw:control text:anchor-type="paragraph" draw:z-index="39" draw:style-name="gr1" draw:text-style-name="P26" svg:width="1.5067in" svg:height="0.2287in" svg:x="0.022in" svg:y="0.1638in" draw:control="control36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2.3">
            <table:table-cell table:style-name="Table12.A2" table:number-columns-spanned="3" office:value-type="string">
              <text:p text:style-name="P20">Stillingstittel:</text:p>
              <text:p text:style-name="Normal"><draw:control text:anchor-type="paragraph" draw:z-index="40" draw:style-name="gr1" draw:text-style-name="P26" svg:width="1.8677in" svg:height="0.2287in" svg:x="0.0811in" svg:y="0.0008in" draw:control="control37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2.A2" table:number-columns-spanned="2" office:value-type="string">
              <text:p text:style-name="P18">Grad/Tittel:</text:p>
              <text:p text:style-name="Normal"><draw:control text:anchor-type="paragraph" draw:z-index="41" draw:style-name="gr1" draw:text-style-name="P26" svg:width="1.8677in" svg:height="0.2287in" svg:x="0.0811in" svg:y="0.0008in" draw:control="control38"/><text:span text:style-name="Default_20_Paragraph_20_Font"><text:span text:style-name="T4">     </text:span></text:span></text:p>
            </table:table-cell>
            <table:covered-table-cell/>
            <table:table-cell table:style-name="Table12.A2" table:number-columns-spanned="2" office:value-type="string">
              <text:p text:style-name="P20"><draw:control text:anchor-type="paragraph" draw:z-index="42" draw:style-name="gr1" draw:text-style-name="P26" svg:width="1.5024in" svg:height="0.2287in" svg:x="0.0291in" svg:y="0.1492in" draw:control="control39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2.4">
            <table:table-cell table:style-name="Table12.A2" table:number-columns-spanned="4" office:value-type="string">
              <text:p text:style-name="P20">Arbeidsstedsadresse:</text:p>
              <text:p text:style-name="Normal"><draw:control text:anchor-type="paragraph" draw:z-index="43" draw:style-name="gr1" draw:text-style-name="P26" svg:width="2.5831in" svg:height="0.2287in" svg:x="0.0811in" svg:y="0.0008in" draw:control="control40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12.A2" table:number-columns-spanned="2" office:value-type="string">
              <text:p text:style-name="P20">Postnummer og -sted:</text:p>
              <text:p text:style-name="Normal"><draw:control text:anchor-type="paragraph" draw:z-index="44" draw:style-name="gr1" draw:text-style-name="P26" svg:width="1.6776in" svg:height="0.2287in" svg:x="0.0811in" svg:y="0.0008in" draw:control="control41"/><text:span text:style-name="Default_20_Paragraph_20_Font"><text:span text:style-name="T4">     </text:span></text:span></text:p>
            </table:table-cell>
            <table:covered-table-cell/>
            <table:table-cell table:style-name="Table12.A2" office:value-type="string">
              <text:p text:style-name="P20">Land: </text:p>
              <text:p text:style-name="Normal"><draw:control text:anchor-type="paragraph" draw:z-index="45" draw:style-name="gr1" draw:text-style-name="P26" svg:width="1.426in" svg:height="0.2287in" svg:x="-0.022in" svg:y="0.0035in" draw:control="control42"/><text:span text:style-name="Default_20_Paragraph_20_Font"><text:span text:style-name="T4">     </text:span></text:span></text:p>
            </table:table-cell>
          </table:table-row>
          <table:table-row table:style-name="Table12.5">
            <table:table-cell table:style-name="Table12.A2" office:value-type="string">
              <text:p text:style-name="P20">Telefonnr:</text:p>
              <text:p text:style-name="Normal"><draw:control text:anchor-type="paragraph" draw:z-index="46" draw:style-name="gr1" draw:text-style-name="P26" svg:width="1.4031in" svg:height="0.2287in" svg:x="0.0291in" svg:y="0.0165in" draw:control="control43"/><text:span text:style-name="Default_20_Paragraph_20_Font"><text:span text:style-name="T4">     </text:span></text:span></text:p>
            </table:table-cell>
            <table:table-cell table:style-name="Table12.A2" table:number-columns-spanned="6" office:value-type="string">
              <text:p text:style-name="P20">E-postadresse:</text:p>
              <text:p text:style-name="Normal"><draw:control text:anchor-type="paragraph" draw:z-index="47" draw:style-name="gr1" draw:text-style-name="P26" svg:width="4.6323in" svg:height="0.2287in" svg:x="0.002in" svg:y="0.0055in" draw:control="control44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 table:style-name="Table13.1">
            <table:table-cell table:style-name="Table13.A1" table:number-columns-spanned="7" office:value-type="string">
              <text:p text:style-name="P22">Medveileder 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2">
            <table:table-cell table:style-name="Table13.A2" table:number-columns-spanned="2" office:value-type="string">
              <text:p text:style-name="P20">Etternavn:</text:p>
              <text:p text:style-name="Normal"><draw:control text:anchor-type="paragraph" draw:z-index="48" draw:style-name="gr1" draw:text-style-name="P26" svg:width="1.8677in" svg:height="0.2287in" svg:x="0.0811in" svg:y="0.0008in" draw:control="control45"/><text:span text:style-name="Default_20_Paragraph_20_Font"><text:span text:style-name="T4">     </text:span></text:span></text:p>
            </table:table-cell>
            <table:covered-table-cell/>
            <table:table-cell table:style-name="Table13.A2" table:number-columns-spanned="3" office:value-type="string">
              <text:p text:style-name="P20">Fornavn og mellomnavn:</text:p>
              <text:p text:style-name="Normal"><draw:control text:anchor-type="paragraph" draw:z-index="49" draw:style-name="gr1" draw:text-style-name="P26" svg:width="1.8677in" svg:height="0.2287in" svg:x="0.0811in" svg:y="0.0008in" draw:control="control46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3.A2" table:number-columns-spanned="2" office:value-type="string">
              <text:p text:style-name="P20"><draw:control text:anchor-type="paragraph" draw:z-index="50" draw:style-name="gr1" draw:text-style-name="P26" svg:width="1.5067in" svg:height="0.2287in" svg:x="0.022in" svg:y="0.1638in" draw:control="control47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3.3">
            <table:table-cell table:style-name="Table13.A2" table:number-columns-spanned="3" office:value-type="string">
              <text:p text:style-name="P20">Stillingstittel:</text:p>
              <text:p text:style-name="Normal"><draw:control text:anchor-type="paragraph" draw:z-index="51" draw:style-name="gr1" draw:text-style-name="P26" svg:width="1.8677in" svg:height="0.2287in" svg:x="0.0811in" svg:y="0.0008in" draw:control="control48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13.A2" table:number-columns-spanned="2" office:value-type="string">
              <text:p text:style-name="P18">Grad/Tittel:</text:p>
              <text:p text:style-name="Normal"><draw:control text:anchor-type="paragraph" draw:z-index="52" draw:style-name="gr1" draw:text-style-name="P26" svg:width="1.8677in" svg:height="0.2287in" svg:x="0.0811in" svg:y="0.0008in" draw:control="control49"/><text:span text:style-name="Default_20_Paragraph_20_Font"><text:span text:style-name="T4">     </text:span></text:span></text:p>
            </table:table-cell>
            <table:covered-table-cell/>
            <table:table-cell table:style-name="Table13.A2" table:number-columns-spanned="2" office:value-type="string">
              <text:p text:style-name="P20"><draw:control text:anchor-type="paragraph" draw:z-index="53" draw:style-name="gr1" draw:text-style-name="P26" svg:width="1.5024in" svg:height="0.2287in" svg:x="0.0291in" svg:y="0.1492in" draw:control="control50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13.4">
            <table:table-cell table:style-name="Table13.A2" table:number-columns-spanned="4" office:value-type="string">
              <text:p text:style-name="P20">Arbeidsstedsadresse:</text:p>
              <text:p text:style-name="Normal"><draw:control text:anchor-type="paragraph" draw:z-index="54" draw:style-name="gr1" draw:text-style-name="P26" svg:width="2.5831in" svg:height="0.2287in" svg:x="0.0811in" svg:y="0.0008in" draw:control="control51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13.A2" table:number-columns-spanned="2" office:value-type="string">
              <text:p text:style-name="P20">Postnummer og -sted:</text:p>
              <text:p text:style-name="Normal"><draw:control text:anchor-type="paragraph" draw:z-index="55" draw:style-name="gr1" draw:text-style-name="P26" svg:width="1.6776in" svg:height="0.2287in" svg:x="0.0811in" svg:y="0.0008in" draw:control="control52"/><text:span text:style-name="Default_20_Paragraph_20_Font"><text:span text:style-name="T4">     </text:span></text:span></text:p>
            </table:table-cell>
            <table:covered-table-cell/>
            <table:table-cell table:style-name="Table13.A2" office:value-type="string">
              <text:p text:style-name="P20">Land: </text:p>
              <text:p text:style-name="Normal"><draw:control text:anchor-type="paragraph" draw:z-index="56" draw:style-name="gr1" draw:text-style-name="P26" svg:width="1.426in" svg:height="0.2287in" svg:x="-0.022in" svg:y="0.0035in" draw:control="control53"/><text:span text:style-name="Default_20_Paragraph_20_Font"><text:span text:style-name="T4">     </text:span></text:span></text:p>
            </table:table-cell>
          </table:table-row>
          <table:table-row table:style-name="Table13.5">
            <table:table-cell table:style-name="Table13.A2" office:value-type="string">
              <text:p text:style-name="P20">Telefonnr:</text:p>
              <text:p text:style-name="Normal"><draw:control text:anchor-type="paragraph" draw:z-index="57" draw:style-name="gr1" draw:text-style-name="P26" svg:width="1.4031in" svg:height="0.2287in" svg:x="0.0291in" svg:y="0.0165in" draw:control="control54"/><text:span text:style-name="Default_20_Paragraph_20_Font"><text:span text:style-name="T4">     </text:span></text:span></text:p>
            </table:table-cell>
            <table:table-cell table:style-name="Table13.A2" table:number-columns-spanned="6" office:value-type="string">
              <text:p text:style-name="P20">E-postadresse:</text:p>
              <text:p text:style-name="Normal"><draw:control text:anchor-type="paragraph" draw:z-index="58" draw:style-name="gr1" draw:text-style-name="P26" svg:width="4.6323in" svg:height="0.2287in" svg:x="0.002in" svg:y="0.0055in" draw:control="control55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"><text:span text:style-name="Default_20_Paragraph_20_Font"><text:span text:style-name="T3"/></text:span></text:p>
        <text:p text:style-name="P17"/>
        <text:p text:style-name="P16"/>
        <text:p text:style-name="P16"/>
        <text:p text:style-name="P11"/>
        <text:p text:style-name="P4"><text:soft-page-break/>Den nye veiledergruppen vil bestå av:</text:p>
        <text:p text:style-name="P23">Veiledning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table:number-columns-spanned="7" office:value-type="string">
              <text:p text:style-name="P22">Hovedveileder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P20">Etternavn:</text:p>
              <text:p text:style-name="Normal"><draw:control text:anchor-type="paragraph" draw:z-index="59" draw:style-name="gr1" draw:text-style-name="P26" svg:width="1.8677in" svg:height="0.2287in" svg:x="0.0811in" svg:y="0.0008in" draw:control="control56"/><text:span text:style-name="Default_20_Paragraph_20_Font"><text:span text:style-name="T4">     </text:span></text:span></text:p>
            </table:table-cell>
            <table:covered-table-cell/>
            <table:table-cell table:style-name="Table3.A2" table:number-columns-spanned="3" office:value-type="string">
              <text:p text:style-name="P20">Fornavn og mellomnavn:</text:p>
              <text:p text:style-name="Normal"><draw:control text:anchor-type="paragraph" draw:z-index="60" draw:style-name="gr1" draw:text-style-name="P26" svg:width="1.8677in" svg:height="0.2287in" svg:x="0.0811in" svg:y="0.0008in" draw:control="control57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3.A2" table:number-columns-spanned="2" office:value-type="string">
              <text:p text:style-name="P20"><draw:control text:anchor-type="paragraph" draw:z-index="61" draw:style-name="gr1" draw:text-style-name="P26" svg:width="1.5067in" svg:height="0.2287in" svg:x="0.022in" svg:y="0.1638in" draw:control="control58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3.3">
            <table:table-cell table:style-name="Table3.A2" table:number-columns-spanned="3" office:value-type="string">
              <text:p text:style-name="P20">Stillingstittel:</text:p>
              <text:p text:style-name="Normal"><draw:control text:anchor-type="paragraph" draw:z-index="62" draw:style-name="gr1" draw:text-style-name="P26" svg:width="1.8677in" svg:height="0.2287in" svg:x="0.0811in" svg:y="0.0008in" draw:control="control59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3.A2" table:number-columns-spanned="2" office:value-type="string">
              <text:p text:style-name="P18">Grad/Tittel:</text:p>
              <text:p text:style-name="Normal"><draw:control text:anchor-type="paragraph" draw:z-index="63" draw:style-name="gr1" draw:text-style-name="P26" svg:width="1.8677in" svg:height="0.2287in" svg:x="0.0811in" svg:y="0.0008in" draw:control="control60"/><text:span text:style-name="Default_20_Paragraph_20_Font"><text:span text:style-name="T4">     </text:span></text:span></text:p>
            </table:table-cell>
            <table:covered-table-cell/>
            <table:table-cell table:style-name="Table3.A2" table:number-columns-spanned="2" office:value-type="string">
              <text:p text:style-name="P20"><draw:control text:anchor-type="paragraph" draw:z-index="64" draw:style-name="gr1" draw:text-style-name="P26" svg:width="1.5024in" svg:height="0.2287in" svg:x="0.0291in" svg:y="0.1492in" draw:control="control61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3.4">
            <table:table-cell table:style-name="Table3.A2" table:number-columns-spanned="4" office:value-type="string">
              <text:p text:style-name="P20">Arbeidsstedsadresse:</text:p>
              <text:p text:style-name="Normal"><draw:control text:anchor-type="paragraph" draw:z-index="65" draw:style-name="gr1" draw:text-style-name="P26" svg:width="2.5831in" svg:height="0.2287in" svg:x="0.0811in" svg:y="0.0008in" draw:control="control62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3.A2" table:number-columns-spanned="2" office:value-type="string">
              <text:p text:style-name="P20">Postnummer og -sted:</text:p>
              <text:p text:style-name="Normal"><draw:control text:anchor-type="paragraph" draw:z-index="66" draw:style-name="gr1" draw:text-style-name="P26" svg:width="1.6776in" svg:height="0.2287in" svg:x="0.0811in" svg:y="0.0008in" draw:control="control63"/><text:span text:style-name="Default_20_Paragraph_20_Font"><text:span text:style-name="T4">     </text:span></text:span></text:p>
            </table:table-cell>
            <table:covered-table-cell/>
            <table:table-cell table:style-name="Table3.A2" office:value-type="string">
              <text:p text:style-name="P20">Land: </text:p>
              <text:p text:style-name="Normal"><draw:control text:anchor-type="paragraph" draw:z-index="67" draw:style-name="gr1" draw:text-style-name="P26" svg:width="1.426in" svg:height="0.2287in" svg:x="-0.022in" svg:y="0.0035in" draw:control="control64"/><text:span text:style-name="Default_20_Paragraph_20_Font"><text:span text:style-name="T4">     </text:span></text:span></text:p>
            </table:table-cell>
          </table:table-row>
          <table:table-row table:style-name="Table3.5">
            <table:table-cell table:style-name="Table3.A2" office:value-type="string">
              <text:p text:style-name="P20">Telefonnr:</text:p>
              <text:p text:style-name="Normal"><draw:control text:anchor-type="paragraph" draw:z-index="68" draw:style-name="gr1" draw:text-style-name="P26" svg:width="1.4031in" svg:height="0.2287in" svg:x="0.0291in" svg:y="0.0165in" draw:control="control65"/><text:span text:style-name="Default_20_Paragraph_20_Font"><text:span text:style-name="T4">     </text:span></text:span></text:p>
            </table:table-cell>
            <table:table-cell table:style-name="Table3.A2" table:number-columns-spanned="6" office:value-type="string">
              <text:p text:style-name="P20">E-postadresse:</text:p>
              <text:p text:style-name="Normal"><draw:control text:anchor-type="paragraph" draw:z-index="69" draw:style-name="gr1" draw:text-style-name="P26" svg:width="4.6323in" svg:height="0.2287in" svg:x="0.002in" svg:y="0.0055in" draw:control="control66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1"/>
        <text:p text:style-name="P2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row table:style-name="Table4.1">
            <table:table-cell table:style-name="Table4.A1" table:number-columns-spanned="7" office:value-type="string">
              <text:p text:style-name="P22"><text:span text:style-name="Default_20_Paragraph_20_Font">Medveileder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table:number-columns-spanned="2" office:value-type="string">
              <text:p text:style-name="P20">Etternavn:</text:p>
              <text:p text:style-name="Normal"><draw:control text:anchor-type="paragraph" draw:z-index="70" draw:style-name="gr1" draw:text-style-name="P26" svg:width="1.8677in" svg:height="0.2287in" svg:x="0.0811in" svg:y="0.0008in" draw:control="control67"/><text:span text:style-name="Default_20_Paragraph_20_Font"><text:span text:style-name="T4">     </text:span></text:span></text:p>
            </table:table-cell>
            <table:covered-table-cell/>
            <table:table-cell table:style-name="Table4.A2" table:number-columns-spanned="3" office:value-type="string">
              <text:p text:style-name="P20">Fornavn og mellomnavn:</text:p>
              <text:p text:style-name="Normal"><draw:control text:anchor-type="paragraph" draw:z-index="71" draw:style-name="gr1" draw:text-style-name="P26" svg:width="1.8677in" svg:height="0.2287in" svg:x="0.0811in" svg:y="0.0008in" draw:control="control68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4.A2" table:number-columns-spanned="2" office:value-type="string">
              <text:p text:style-name="P20"><draw:control text:anchor-type="paragraph" draw:z-index="72" draw:style-name="gr1" draw:text-style-name="P26" svg:width="1.5067in" svg:height="0.2287in" svg:x="0.022in" svg:y="0.1638in" draw:control="control69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4.3">
            <table:table-cell table:style-name="Table4.A2" table:number-columns-spanned="3" office:value-type="string">
              <text:p text:style-name="P20">Stillingstittel:</text:p>
              <text:p text:style-name="Normal"><draw:control text:anchor-type="paragraph" draw:z-index="73" draw:style-name="gr1" draw:text-style-name="P26" svg:width="1.8677in" svg:height="0.2287in" svg:x="0.0811in" svg:y="0.0008in" draw:control="control70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4.A2" table:number-columns-spanned="2" office:value-type="string">
              <text:p text:style-name="P18">Grad/Tittel:</text:p>
              <text:p text:style-name="Normal"><draw:control text:anchor-type="paragraph" draw:z-index="74" draw:style-name="gr1" draw:text-style-name="P26" svg:width="1.8677in" svg:height="0.2287in" svg:x="0.0811in" svg:y="0.0008in" draw:control="control71"/><text:span text:style-name="Default_20_Paragraph_20_Font"><text:span text:style-name="T4">     </text:span></text:span></text:p>
            </table:table-cell>
            <table:covered-table-cell/>
            <table:table-cell table:style-name="Table4.A2" table:number-columns-spanned="2" office:value-type="string">
              <text:p text:style-name="P20"><draw:control text:anchor-type="paragraph" draw:z-index="75" draw:style-name="gr1" draw:text-style-name="P26" svg:width="1.5024in" svg:height="0.2287in" svg:x="0.0291in" svg:y="0.1492in" draw:control="control72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4.4">
            <table:table-cell table:style-name="Table4.A2" table:number-columns-spanned="4" office:value-type="string">
              <text:p text:style-name="P20">Arbeidsstedsadresse:</text:p>
              <text:p text:style-name="Normal"><draw:control text:anchor-type="paragraph" draw:z-index="76" draw:style-name="gr1" draw:text-style-name="P26" svg:width="2.5831in" svg:height="0.2287in" svg:x="0.0811in" svg:y="0.0008in" draw:control="control73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4.A2" table:number-columns-spanned="2" office:value-type="string">
              <text:p text:style-name="P20">Postnummer og -sted:</text:p>
              <text:p text:style-name="Normal"><draw:control text:anchor-type="paragraph" draw:z-index="77" draw:style-name="gr1" draw:text-style-name="P26" svg:width="1.6776in" svg:height="0.2287in" svg:x="0.0811in" svg:y="0.0008in" draw:control="control74"/><text:span text:style-name="Default_20_Paragraph_20_Font"><text:span text:style-name="T4">     </text:span></text:span></text:p>
            </table:table-cell>
            <table:covered-table-cell/>
            <table:table-cell table:style-name="Table4.A2" office:value-type="string">
              <text:p text:style-name="P20">Land: </text:p>
              <text:p text:style-name="Normal"><draw:control text:anchor-type="paragraph" draw:z-index="78" draw:style-name="gr1" draw:text-style-name="P26" svg:width="1.426in" svg:height="0.2287in" svg:x="-0.022in" svg:y="0.0035in" draw:control="control75"/><text:span text:style-name="Default_20_Paragraph_20_Font"><text:span text:style-name="T4">     </text:span></text:span></text:p>
            </table:table-cell>
          </table:table-row>
          <table:table-row table:style-name="Table4.5">
            <table:table-cell table:style-name="Table4.A2" office:value-type="string">
              <text:p text:style-name="P20">Telefonnr:</text:p>
              <text:p text:style-name="Normal"><draw:control text:anchor-type="paragraph" draw:z-index="79" draw:style-name="gr1" draw:text-style-name="P26" svg:width="1.4031in" svg:height="0.2287in" svg:x="0.0291in" svg:y="0.0165in" draw:control="control76"/><text:span text:style-name="Default_20_Paragraph_20_Font"><text:span text:style-name="T4">     </text:span></text:span></text:p>
            </table:table-cell>
            <table:table-cell table:style-name="Table4.A2" table:number-columns-spanned="6" office:value-type="string">
              <text:p text:style-name="P20">E-postadresse:</text:p>
              <text:p text:style-name="Normal"><draw:control text:anchor-type="paragraph" draw:z-index="80" draw:style-name="gr1" draw:text-style-name="P26" svg:width="4.6323in" svg:height="0.2287in" svg:x="0.002in" svg:y="0.0055in" draw:control="control77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5"/>
        <text:p text:style-name="P1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table:number-columns-spanned="7" office:value-type="string">
              <text:p text:style-name="P22">Medveileder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">
            <table:table-cell table:style-name="Table5.A2" table:number-columns-spanned="2" office:value-type="string">
              <text:p text:style-name="P20">Etternavn:</text:p>
              <text:p text:style-name="Normal"><draw:control text:anchor-type="paragraph" draw:z-index="81" draw:style-name="gr1" draw:text-style-name="P26" svg:width="1.8677in" svg:height="0.2287in" svg:x="0.0811in" svg:y="0.0008in" draw:control="control78"/><text:span text:style-name="Default_20_Paragraph_20_Font"><text:span text:style-name="T4">     </text:span></text:span></text:p>
            </table:table-cell>
            <table:covered-table-cell/>
            <table:table-cell table:style-name="Table5.A2" table:number-columns-spanned="3" office:value-type="string">
              <text:p text:style-name="P20">Fornavn og mellomnavn:</text:p>
              <text:p text:style-name="Normal"><draw:control text:anchor-type="paragraph" draw:z-index="82" draw:style-name="gr1" draw:text-style-name="P26" svg:width="1.8677in" svg:height="0.2287in" svg:x="0.0811in" svg:y="0.0008in" draw:control="control79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5.A2" table:number-columns-spanned="2" office:value-type="string">
              <text:p text:style-name="P20"><draw:control text:anchor-type="paragraph" draw:z-index="83" draw:style-name="gr1" draw:text-style-name="P26" svg:width="1.5067in" svg:height="0.2287in" svg:x="0.022in" svg:y="0.1638in" draw:control="control80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5.3">
            <table:table-cell table:style-name="Table5.A2" table:number-columns-spanned="3" office:value-type="string">
              <text:p text:style-name="P20">Stillingstittel:</text:p>
              <text:p text:style-name="Normal"><draw:control text:anchor-type="paragraph" draw:z-index="84" draw:style-name="gr1" draw:text-style-name="P26" svg:width="1.8677in" svg:height="0.2287in" svg:x="0.0811in" svg:y="0.0008in" draw:control="control81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5.A2" table:number-columns-spanned="2" office:value-type="string">
              <text:p text:style-name="P18">Grad/Tittel:</text:p>
              <text:p text:style-name="Normal"><draw:control text:anchor-type="paragraph" draw:z-index="85" draw:style-name="gr1" draw:text-style-name="P26" svg:width="1.8677in" svg:height="0.2287in" svg:x="0.0811in" svg:y="0.0008in" draw:control="control82"/><text:span text:style-name="Default_20_Paragraph_20_Font"><text:span text:style-name="T4">     </text:span></text:span></text:p>
            </table:table-cell>
            <table:covered-table-cell/>
            <table:table-cell table:style-name="Table5.A2" table:number-columns-spanned="2" office:value-type="string">
              <text:p text:style-name="P20"><draw:control text:anchor-type="paragraph" draw:z-index="86" draw:style-name="gr1" draw:text-style-name="P26" svg:width="1.5024in" svg:height="0.2287in" svg:x="0.0291in" svg:y="0.1492in" draw:control="control83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5.4">
            <table:table-cell table:style-name="Table5.A2" table:number-columns-spanned="4" office:value-type="string">
              <text:p text:style-name="P20">Arbeidsstedsadresse:</text:p>
              <text:p text:style-name="Normal"><draw:control text:anchor-type="paragraph" draw:z-index="87" draw:style-name="gr1" draw:text-style-name="P26" svg:width="2.5831in" svg:height="0.2287in" svg:x="0.0811in" svg:y="0.0008in" draw:control="control84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5.A2" table:number-columns-spanned="2" office:value-type="string">
              <text:p text:style-name="P20">Postnummer og -sted:</text:p>
              <text:p text:style-name="Normal"><draw:control text:anchor-type="paragraph" draw:z-index="88" draw:style-name="gr1" draw:text-style-name="P26" svg:width="1.6776in" svg:height="0.2287in" svg:x="0.0811in" svg:y="0.0008in" draw:control="control85"/><text:span text:style-name="Default_20_Paragraph_20_Font"><text:span text:style-name="T4">     </text:span></text:span></text:p>
            </table:table-cell>
            <table:covered-table-cell/>
            <table:table-cell table:style-name="Table5.A2" office:value-type="string">
              <text:p text:style-name="P20">Land: </text:p>
              <text:p text:style-name="Normal"><draw:control text:anchor-type="paragraph" draw:z-index="89" draw:style-name="gr1" draw:text-style-name="P26" svg:width="1.426in" svg:height="0.2287in" svg:x="-0.022in" svg:y="0.0035in" draw:control="control86"/><text:span text:style-name="Default_20_Paragraph_20_Font"><text:span text:style-name="T4">     </text:span></text:span></text:p>
            </table:table-cell>
          </table:table-row>
          <table:table-row table:style-name="Table5.5">
            <table:table-cell table:style-name="Table5.A2" office:value-type="string">
              <text:p text:style-name="P20">Telefonnr:</text:p>
              <text:p text:style-name="Normal"><draw:control text:anchor-type="paragraph" draw:z-index="90" draw:style-name="gr1" draw:text-style-name="P26" svg:width="1.4031in" svg:height="0.2287in" svg:x="0.0291in" svg:y="0.0165in" draw:control="control87"/><text:span text:style-name="Default_20_Paragraph_20_Font"><text:span text:style-name="T4">     </text:span></text:span></text:p>
            </table:table-cell>
            <table:table-cell table:style-name="Table5.A2" table:number-columns-spanned="6" office:value-type="string">
              <text:p text:style-name="P20">E-postadresse:</text:p>
              <text:p text:style-name="Normal"><draw:control text:anchor-type="paragraph" draw:z-index="91" draw:style-name="gr1" draw:text-style-name="P26" svg:width="4.6323in" svg:height="0.2287in" svg:x="0.002in" svg:y="0.0055in" draw:control="control88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"/>
        <text:p text:style-name="P3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ext:soft-page-break/>
          <table:table-row table:style-name="Table6.1">
            <table:table-cell table:style-name="Table6.A1" table:number-columns-spanned="7" office:value-type="string">
              <text:p text:style-name="P22">Medveileder 3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2" table:number-columns-spanned="2" office:value-type="string">
              <text:p text:style-name="P20">Etternavn:</text:p>
              <text:p text:style-name="Normal"><draw:control text:anchor-type="paragraph" draw:z-index="92" draw:style-name="gr1" draw:text-style-name="P26" svg:width="1.8677in" svg:height="0.2287in" svg:x="0.0811in" svg:y="0.0008in" draw:control="control89"/><text:span text:style-name="Default_20_Paragraph_20_Font"><text:span text:style-name="T4">     </text:span></text:span></text:p>
            </table:table-cell>
            <table:covered-table-cell/>
            <table:table-cell table:style-name="Table6.A2" table:number-columns-spanned="3" office:value-type="string">
              <text:p text:style-name="P20">Fornavn og mellomnavn:</text:p>
              <text:p text:style-name="Normal"><draw:control text:anchor-type="paragraph" draw:z-index="93" draw:style-name="gr1" draw:text-style-name="P26" svg:width="1.8677in" svg:height="0.2287in" svg:x="0.0811in" svg:y="0.0008in" draw:control="control90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6.A2" table:number-columns-spanned="2" office:value-type="string">
              <text:p text:style-name="P20"><draw:control text:anchor-type="paragraph" draw:z-index="94" draw:style-name="gr1" draw:text-style-name="P26" svg:width="1.5067in" svg:height="0.2287in" svg:x="0.022in" svg:y="0.1638in" draw:control="control91"/>Fødselsdato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6.3">
            <table:table-cell table:style-name="Table6.A2" table:number-columns-spanned="3" office:value-type="string">
              <text:p text:style-name="P20">Stillingstittel:</text:p>
              <text:p text:style-name="Normal"><draw:control text:anchor-type="paragraph" draw:z-index="95" draw:style-name="gr1" draw:text-style-name="P26" svg:width="1.8677in" svg:height="0.2287in" svg:x="0.0811in" svg:y="0.0008in" draw:control="control92"/><text:span text:style-name="Default_20_Paragraph_20_Font"><text:span text:style-name="T4">     </text:span></text:span></text:p>
            </table:table-cell>
            <table:covered-table-cell/>
            <table:covered-table-cell/>
            <table:table-cell table:style-name="Table6.A2" table:number-columns-spanned="2" office:value-type="string">
              <text:p text:style-name="P18">Grad/Tittel:</text:p>
              <text:p text:style-name="Normal"><draw:control text:anchor-type="paragraph" draw:z-index="96" draw:style-name="gr1" draw:text-style-name="P26" svg:width="1.8677in" svg:height="0.2287in" svg:x="0.0811in" svg:y="0.0008in" draw:control="control93"/><text:span text:style-name="Default_20_Paragraph_20_Font"><text:span text:style-name="T4">     </text:span></text:span></text:p>
            </table:table-cell>
            <table:covered-table-cell/>
            <table:table-cell table:style-name="Table6.A2" table:number-columns-spanned="2" office:value-type="string">
              <text:p text:style-name="P20"><draw:control text:anchor-type="paragraph" draw:z-index="97" draw:style-name="gr1" draw:text-style-name="P26" svg:width="1.5024in" svg:height="0.2287in" svg:x="0.0291in" svg:y="0.1492in" draw:control="control94"/>Kjønn:</text:p>
              <text:p text:style-name="Normal"><text:span text:style-name="Default_20_Paragraph_20_Font"><text:span text:style-name="T4">     </text:span></text:span></text:p>
            </table:table-cell>
            <table:covered-table-cell/>
          </table:table-row>
          <table:table-row table:style-name="Table6.4">
            <table:table-cell table:style-name="Table6.A2" table:number-columns-spanned="4" office:value-type="string">
              <text:p text:style-name="P20">Arbeidsstedsadresse:</text:p>
              <text:p text:style-name="Normal"><draw:control text:anchor-type="paragraph" draw:z-index="98" draw:style-name="gr1" draw:text-style-name="P26" svg:width="2.5831in" svg:height="0.2287in" svg:x="0.0811in" svg:y="0.0008in" draw:control="control95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table-cell table:style-name="Table6.A2" table:number-columns-spanned="2" office:value-type="string">
              <text:p text:style-name="P20">Postnummer og -sted:</text:p>
              <text:p text:style-name="Normal"><draw:control text:anchor-type="paragraph" draw:z-index="99" draw:style-name="gr1" draw:text-style-name="P26" svg:width="1.6776in" svg:height="0.2287in" svg:x="0.0811in" svg:y="0.0008in" draw:control="control96"/><text:span text:style-name="Default_20_Paragraph_20_Font"><text:span text:style-name="T4">     </text:span></text:span></text:p>
            </table:table-cell>
            <table:covered-table-cell/>
            <table:table-cell table:style-name="Table6.A2" office:value-type="string">
              <text:p text:style-name="P20">Land: </text:p>
              <text:p text:style-name="Normal"><draw:control text:anchor-type="paragraph" draw:z-index="100" draw:style-name="gr1" draw:text-style-name="P26" svg:width="1.426in" svg:height="0.2287in" svg:x="-0.022in" svg:y="0.0035in" draw:control="control97"/><text:span text:style-name="Default_20_Paragraph_20_Font"><text:span text:style-name="T4">     </text:span></text:span></text:p>
            </table:table-cell>
          </table:table-row>
          <table:table-row table:style-name="Table6.5">
            <table:table-cell table:style-name="Table6.A2" office:value-type="string">
              <text:p text:style-name="P20">Telefonnr:</text:p>
              <text:p text:style-name="Normal"><draw:control text:anchor-type="paragraph" draw:z-index="101" draw:style-name="gr1" draw:text-style-name="P26" svg:width="1.4031in" svg:height="0.2287in" svg:x="0.0291in" svg:y="0.0165in" draw:control="control98"/><text:span text:style-name="Default_20_Paragraph_20_Font"><text:span text:style-name="T4">     </text:span></text:span></text:p>
            </table:table-cell>
            <table:table-cell table:style-name="Table6.A2" table:number-columns-spanned="6" office:value-type="string">
              <text:p text:style-name="P20">E-postadresse:</text:p>
              <text:p text:style-name="Normal"><draw:control text:anchor-type="paragraph" draw:z-index="102" draw:style-name="gr1" draw:text-style-name="P26" svg:width="4.6323in" svg:height="0.2287in" svg:x="0.002in" svg:y="0.0055in" draw:control="control99"/><text:span text:style-name="Default_20_Paragraph_20_Font"><text:span text:style-name="T4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"><text:span text:style-name="Default_20_Paragraph_20_Font"><text:span text:style-name="T3"/></text:span></text:p>
        <text:p text:style-name="P15"/>
        <text:p text:style-name="P17"/>
        <text:p text:style-name="Standard"/>
        <text:p text:style-name="Standard"/>
        <text:p text:style-name="P4">__________________________________</text:p>
        <text:p text:style-name="P5">Dato og underskrift, doktorgradskandidat</text:p>
        <text:p text:style-name="P4"/>
        <text:p text:style-name="P4"/>
        <text:p text:style-name="P4"/>
        <text:p text:style-name="P4"/>
        <text:p text:style-name="P4">Vi bekrefter herved at vi er informert og enige i overnevnte endringer.</text:p>
        <text:p text:style-name="P4"/>
        <text:p text:style-name="P4"/>
        <text:p text:style-name="P4"/>
        <text:p text:style-name="P4"/>
        <text:p text:style-name="P4"/>
        <text:p text:style-name="P4">Signatur for dem som dannet den gamle veiledergruppen:</text:p>
        <text:p text:style-name="P4"/>
        <text:p text:style-name="P6">______________<text:tab/>______________<text:tab/>______________<text:tab/>______________</text:p>
        <text:p text:style-name="P6">hovedveileder<text:tab/>medveileder 1<text:tab/>medveileder 2<text:tab/>medveileder 3</text:p>
        <text:p text:style-name="P7"/>
        <text:p text:style-name="P7"/>
        <text:p text:style-name="P7"/>
        <text:p text:style-name="P7"/>
        <text:p text:style-name="P7"/>
        <text:p text:style-name="P4">Signatur for dem som danner den nye veiledergruppen:</text:p>
        <text:p text:style-name="P4"/>
        <text:p text:style-name="P8">______________<text:tab/>______________<text:tab/>______________<text:tab/><text:tab/>______________</text:p>
        <text:p text:style-name="P6">hovedveileder<text:tab/>medveileder 1<text:tab/>medveileder 2<text:tab/>medveileder 3</text:p>
        <text:p text:style-name="P9"/>
        <text:p text:style-name="P9"/>
        <text:p text:style-name="P4"/>
        <text:p text:style-name="P4"/>
        <text:p text:style-name="P4"/>
        <text:p text:style-name="P4">__________________________</text:p>
        <text:p text:style-name="P10">Dato og underskrift, grunnenhe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 style:font-name-complex="Tahom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gp-topp1" style:family="paragraph" style:parent-style-name="Standard">
      <style:paragraph-properties fo:line-height="0.25in"/>
      <style:text-properties style:font-name="Times" fo:font-size="16pt" fo:letter-spacing="0.0138in" fo:font-weight="bold" style:font-size-asian="16pt" style:font-weight-asian="bold" style:font-size-complex="10pt"/>
    </style:style>
    <style:style style:name="gp-topp2" style:family="paragraph">
      <style:paragraph-properties style:line-height-at-least="0.1665in" fo:text-align="end" style:justify-single-word="false" fo:orphans="2" fo:widows="2" fo:hyphenation-ladder-count="no-limit"/>
      <style:text-properties style:use-window-font-color="true" style:font-name="Times" fo:font-size="10pt" fo:language="nb" fo:country="NO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gp-topp4" style:family="paragraph" style:parent-style-name="gp-topp2">
      <style:text-properties fo:font-weight="normal" style:font-weight-asian="normal"/>
    </style:style>
    <style:style style:name="gp-bunn1" style:family="paragraph">
      <style:paragraph-properties fo:line-height="0.1665in" fo:orphans="2" fo:widows="2" fo:hyphenation-ladder-count="no-limit"/>
      <style:text-properties style:use-window-font-color="true" style:font-name="Times" fo:font-size="10pt" fo:language="nb" fo:country="NO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gp-bunn2" style:family="paragraph" style:parent-style-name="gp-bunn1">
      <style:text-properties fo:font-style="italic" fo:font-weight="normal" style:font-style-asian="italic" style:font-weight-asian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1" style:family="paragraph" style:parent-style-name="Text_20_body"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fo:language="en" fo:country="GB" style:font-size-asian="12pt" style:language-asian="en" style:country-asian="US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4925in" fo:margin-bottom="0.8736in" fo:margin-left="0.7874in" fo:margin-right="0.7874in" fo:background-color="#ffffff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47in" fo:margin-left="0in" fo:margin-right="0in" fo:margin-bottom="1.21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2992in" svg:y="0.3835in" svg:width="5.4874in" svg:height="0.85in" draw:z-index="3"><draw:image xlink:href="Pictures/1000000000000C18000001E0A0B65DB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Endring i veiledergruppen for kandidatens navn</dc:title>
    <meta:initial-creator>reidesen</meta:initial-creator>
    <meta:creation-date>2010-02-23T12:29:00</meta:creation-date>
    <dc:creator>Kjetil Kjernsmo</dc:creator>
    <dc:date>2012-06-04T14:48:47</dc:date>
    <meta:print-date>2010-02-23T11:51:00</meta:print-date>
    <meta:editing-cycles>4</meta:editing-cycles>
    <meta:editing-duration>PT23H18M01S</meta:editing-duration>
    <meta:document-statistic meta:table-count="10" meta:image-count="1" meta:object-count="0" meta:page-count="4" meta:paragraph-count="224" meta:word-count="256" meta:character-count="2884"/>
    <meta:user-defined meta:name="Info 1"/>
    <meta:user-defined meta:name="Info 2"/>
    <meta:user-defined meta:name="Info 3"/>
    <meta:user-defined meta:name="Info 4"/>
  </office:meta>
</office:document-meta>
</file>